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FF"/>
    </style:style>
    <style:style style:name="ce7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7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7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9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7">
            <text:p>Impuestos Corriente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7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7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0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number-columns-spanned="1" table:number-rows-spanned="2" table:style-name="ce72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3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4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0"/>
          <table:table-cell table:style-name="ce11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2.4.01.01</text:p>
          </table:table-cell>
          <table:table-cell office:value-type="string" table:style-name="ce19">
            <text:p>Retenciones en la Fuent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office:value-type="string" table:style-name="ce18">
            <text:p>2.4.01.01</text:p>
          </table:table-cell>
          <table:table-cell office:value-type="string" table:style-name="ce19">
            <text:p>Retenciones en la Fuente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03</text:p>
          </table:table-cell>
          <table:table-cell office:value-type="string" table:style-name="ce27">
            <text:p>HONORARIOS PROFESIONALES Y DIETAS</text:p>
          </table:table-cell>
          <table:table-cell table:style-name="ce20"/>
          <table:table-cell office:value-type="float" office:value="791.66" table:style-name="ce21">
            <text:p>792</text:p>
          </table:table-cell>
          <table:table-cell office:value-type="float" office:value="3431.89" table:formula="of:=3431.89" table:style-name="ce28">
            <text:p>3.432</text:p>
          </table:table-cell>
          <table:table-cell office:value-type="float" office:value="3906.89" table:style-name="ce23">
            <text:p>3.907</text:p>
          </table:table-cell>
          <table:table-cell office:value-type="float" office:value="1266.6599999999999" table:formula="of:=[.D11]-[.E11]+[.F11]" table:style-name="ce24">
            <text:p>1.267</text:p>
          </table:table-cell>
          <table:table-cell office:value-type="string" table:style-name="ce18">
            <text:p>303</text:p>
          </table:table-cell>
          <table:table-cell office:value-type="string" table:style-name="ce27">
            <text:p>HONORARIOS PROFESIONALES Y DIETAS</text:p>
          </table:table-cell>
          <table:table-cell office:value-type="float" office:value="1036.0999999999999" table:style-name="ce25">
            <text:p>1.036</text:p>
          </table:table-cell>
          <table:table-cell office:value-type="float" office:value="230.55999999999995" table:formula="of:=+[.G11]-[.J11]" table:style-name="ce26">
            <text:p>23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04</text:p>
          </table:table-cell>
          <table:table-cell office:value-type="string" table:style-name="ce27">
            <text:p>SERVICIOS DONDE PREDOMINA EL INTELECTO</text:p>
          </table:table-cell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.3899999999999997" table:style-name="ce23">
            <text:p>4</text:p>
          </table:table-cell>
          <table:table-cell office:value-type="float" office:value="4.3899999999999997" table:formula="of:=[.D12]-[.E12]+[.F12]" table:style-name="ce24">
            <text:p>4</text:p>
          </table:table-cell>
          <table:table-cell office:value-type="string" table:style-name="ce18">
            <text:p>304</text:p>
          </table:table-cell>
          <table:table-cell office:value-type="string" table:style-name="ce27">
            <text:p>SERVICIOS DONDE PREDOMINA EL INTELECTO</text:p>
          </table:table-cell>
          <table:table-cell office:value-type="float" office:value="12.8" table:style-name="ce25">
            <text:p>13</text:p>
          </table:table-cell>
          <table:table-cell office:value-type="float" office:value="-8.41" table:formula="of:=+[.G12]-[.J12]" table:style-name="ce26">
            <text:p>-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12A</text:p>
          </table:table-cell>
          <table:table-cell office:value-type="string" table:style-name="ce27">
            <text:p>COMPRA DE BIENES DE ORIGEN AGRICOLA, PECUARIO, CUNICULA, BIOACUATICO</text:p>
          </table:table-cell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6.16" table:style-name="ce23">
            <text:p>6</text:p>
          </table:table-cell>
          <table:table-cell office:value-type="float" office:value="6.16" table:formula="of:=[.D13]-[.E13]+[.F13]" table:style-name="ce24">
            <text:p>6</text:p>
          </table:table-cell>
          <table:table-cell office:value-type="string" table:style-name="ce18">
            <text:p>312A</text:p>
          </table:table-cell>
          <table:table-cell office:value-type="string" table:style-name="ce27">
            <text:p>COMPRA DE BIENES DE ORIGEN AGRICOLA, PECUARIO, CUNICULA, BIOACUATICO</text:p>
          </table:table-cell>
          <table:table-cell office:value-type="float" office:value="4.7" table:style-name="ce25">
            <text:p>5</text:p>
          </table:table-cell>
          <table:table-cell office:value-type="float" office:value="1.46" table:formula="of:=+[.G13]-[.J13]" table:style-name="ce26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12</text:p>
          </table:table-cell>
          <table:table-cell office:value-type="string" table:style-name="ce27">
            <text:p>TRANSFERENCIA DE BIENES MUEBLES DE NATURALEZA CORPORAL</text:p>
          </table:table-cell>
          <table:table-cell table:style-name="ce20"/>
          <table:table-cell office:value-type="float" office:value="19.62" table:style-name="ce21">
            <text:p>20</text:p>
          </table:table-cell>
          <table:table-cell office:value-type="float" office:value="49.72" table:style-name="ce22">
            <text:p>50</text:p>
          </table:table-cell>
          <table:table-cell office:value-type="float" office:value="44.57" table:formula="of:=44.57" table:style-name="ce29">
            <text:p>45</text:p>
          </table:table-cell>
          <table:table-cell office:value-type="float" office:value="14.470000000000002" table:formula="of:=[.D14]-[.E14]+[.F14]" table:style-name="ce24">
            <text:p>14</text:p>
          </table:table-cell>
          <table:table-cell office:value-type="string" table:style-name="ce18">
            <text:p>312</text:p>
          </table:table-cell>
          <table:table-cell office:value-type="string" table:style-name="ce27">
            <text:p>TRANSFERENCIA DE BIENES MUEBLES DE NATURALEZA CORPORAL</text:p>
          </table:table-cell>
          <table:table-cell office:value-type="float" office:value="0" table:style-name="ce25">
            <text:p>0</text:p>
          </table:table-cell>
          <table:table-cell office:value-type="float" office:value="14.470000000000002" table:formula="of:=+[.G14]-[.J14]" table:style-name="ce26">
            <text:p>1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22</text:p>
          </table:table-cell>
          <table:table-cell office:value-type="string" table:style-name="ce27">
            <text:p>SEGUROS Y REASEGUROS (PRIMAS Y CESIONES)</text:p>
          </table:table-cell>
          <table:table-cell table:style-name="ce20"/>
          <table:table-cell office:value-type="float" office:value="4.3899999999999997" table:style-name="ce21">
            <text:p>4</text:p>
          </table:table-cell>
          <table:table-cell office:value-type="float" office:value="4.3899999999999997" table:style-name="ce22">
            <text:p>4</text:p>
          </table:table-cell>
          <table:table-cell office:value-type="float" office:value="0.18" table:style-name="ce23">
            <text:p>0</text:p>
          </table:table-cell>
          <table:table-cell office:value-type="float" office:value="0.18" table:formula="of:=[.D15]-[.E15]+[.F15]" table:style-name="ce24">
            <text:p>0</text:p>
          </table:table-cell>
          <table:table-cell office:value-type="string" table:style-name="ce18">
            <text:p>322</text:p>
          </table:table-cell>
          <table:table-cell office:value-type="string" table:style-name="ce27">
            <text:p>SEGUROS Y REASEGUROS (PRIMAS Y CESIONES)</text:p>
          </table:table-cell>
          <table:table-cell office:value-type="float" office:value="0.18" table:style-name="ce25">
            <text:p>0</text:p>
          </table:table-cell>
          <table:table-cell office:value-type="float" office:value="0" table:formula="of:=+[.G15]-[.J1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440</text:p>
          </table:table-cell>
          <table:table-cell office:value-type="string" table:style-name="ce27">
            <text:p>OTRAS RETENCIONES APLICABLES 2.75%</text:p>
          </table:table-cell>
          <table:table-cell table:style-name="ce20"/>
          <table:table-cell office:value-type="float" office:value="565.49" table:style-name="ce21">
            <text:p>565</text:p>
          </table:table-cell>
          <table:table-cell office:value-type="float" office:value="2229.16" table:style-name="ce22">
            <text:p>2.229</text:p>
          </table:table-cell>
          <table:table-cell office:value-type="float" office:value="2074.86" table:style-name="ce23">
            <text:p>2.075</text:p>
          </table:table-cell>
          <table:table-cell office:value-type="float" office:value="411.19000000000028" table:formula="of:=[.D16]-[.E16]+[.F16]" table:style-name="ce24">
            <text:p>411</text:p>
          </table:table-cell>
          <table:table-cell office:value-type="string" table:style-name="ce18">
            <text:p>3440</text:p>
          </table:table-cell>
          <table:table-cell office:value-type="string" table:style-name="ce27">
            <text:p>OTRAS RETENCIONES APLICABLES 2.75%</text:p>
          </table:table-cell>
          <table:table-cell office:value-type="float" office:value="431.76" table:style-name="ce25">
            <text:p>432</text:p>
          </table:table-cell>
          <table:table-cell office:value-type="float" office:value="-20.569999999999709" table:formula="of:=+[.G16]-[.J16]" table:style-name="ce26">
            <text:p>-2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346</text:p>
          </table:table-cell>
          <table:table-cell office:value-type="string" table:style-name="ce27">
            <text:p>OTRAS RETENCIONES APLICABLES A OTROS PORCENTAJES</text:p>
          </table:table-cell>
          <table:table-cell table:style-name="ce20"/>
          <table:table-cell office:value-type="float" office:value="9.99" table:style-name="ce21">
            <text:p>10</text:p>
          </table:table-cell>
          <table:table-cell office:value-type="float" office:value="60.36" table:style-name="ce22">
            <text:p>60</text:p>
          </table:table-cell>
          <table:table-cell office:value-type="float" office:value="70.25" table:style-name="ce23">
            <text:p>70</text:p>
          </table:table-cell>
          <table:table-cell office:value-type="float" office:value="19.880000000000003" table:formula="of:=[.D17]-[.E17]+[.F17]" table:style-name="ce24">
            <text:p>20</text:p>
          </table:table-cell>
          <table:table-cell office:value-type="string" table:style-name="ce18">
            <text:p>346</text:p>
          </table:table-cell>
          <table:table-cell office:value-type="string" table:style-name="ce27">
            <text:p>OTRAS RETENCIONES APLICABLES A OTROS PORCENTAJES</text:p>
          </table:table-cell>
          <table:table-cell office:value-type="float" office:value="1.17" table:style-name="ce25">
            <text:p>1</text:p>
          </table:table-cell>
          <table:table-cell office:value-type="float" office:value="18.71" table:formula="of:=+[.G17]-[.J17]" table:style-name="ce26">
            <text:p>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30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30">
            <text:p>Retención Renta Empleados</text:p>
          </table:table-cell>
          <table:table-cell table:style-name="ce31"/>
          <table:table-cell office:value-type="float" office:value="0" table:style-name="ce23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D19]-[.E19]+[.F19]" table:style-name="ce24">
            <text:p>0</text:p>
          </table:table-cell>
          <table:table-cell table:style-name="ce18"/>
          <table:table-cell office:value-type="string" table:style-name="ce30">
            <text:p>Retención Renta Empleados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19]-[.J1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30">
            <text:p>Impuesto a la Renta Compañía</text:p>
          </table:table-cell>
          <table:table-cell table:style-name="ce31"/>
          <table:table-cell office:value-type="float" office:value="0" table:style-name="ce23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D20]-[.E20]+[.F20]" table:style-name="ce24">
            <text:p>0</text:p>
          </table:table-cell>
          <table:table-cell table:style-name="ce18"/>
          <table:table-cell office:value-type="string" table:style-name="ce30">
            <text:p>Impuesto a la Renta Compañía</text:p>
          </table:table-cell>
          <table:table-cell office:value-type="float" office:value="35920" table:style-name="ce23">
            <text:p>35.920</text:p>
          </table:table-cell>
          <table:table-cell office:value-type="float" office:value="-35920" table:formula="of:=+[.G20]-[.J20]" table:style-name="ce26">
            <text:p>-35.9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30"/>
          <table:table-cell table:style-name="ce31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2.4.01.02</text:p>
          </table:table-cell>
          <table:table-cell office:value-type="string" table:style-name="ce19">
            <text:p>Retenciones IVA</text:p>
          </table:table-cell>
          <table:table-cell table:style-name="ce31"/>
          <table:table-cell table:style-name="ce23"/>
          <table:table-cell table:style-name="ce22"/>
          <table:table-cell table:style-name="ce23"/>
          <table:table-cell table:style-name="ce24"/>
          <table:table-cell office:value-type="string" table:style-name="ce18">
            <text:p>2.4.01.02</text:p>
          </table:table-cell>
          <table:table-cell office:value-type="string" table:style-name="ce19">
            <text:p>Retenciones IVA</text:p>
          </table:table-cell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725</text:p>
          </table:table-cell>
          <table:table-cell office:value-type="string" table:style-name="ce27">
            <text:p>Retención de 30%</text:p>
          </table:table-cell>
          <table:table-cell table:style-name="ce31"/>
          <table:table-cell office:value-type="float" office:value="48.55" table:style-name="ce23">
            <text:p>49</text:p>
          </table:table-cell>
          <table:table-cell office:value-type="float" office:value="112.26" table:style-name="ce22">
            <text:p>112</text:p>
          </table:table-cell>
          <table:table-cell office:value-type="float" office:value="66.23" table:style-name="ce23">
            <text:p>66</text:p>
          </table:table-cell>
          <table:table-cell office:value-type="float" office:value="2.519999999999996" table:formula="of:=[.D23]-[.E23]+[.F23]" table:style-name="ce24">
            <text:p>3</text:p>
          </table:table-cell>
          <table:table-cell office:value-type="string" table:style-name="ce18">
            <text:p>725</text:p>
          </table:table-cell>
          <table:table-cell office:value-type="string" table:style-name="ce27">
            <text:p>Retención de 30%</text:p>
          </table:table-cell>
          <table:table-cell office:value-type="float" office:value="0" table:style-name="ce23">
            <text:p>0</text:p>
          </table:table-cell>
          <table:table-cell office:value-type="float" office:value="2.519999999999996" table:formula="of:=+[.G23]-[.J23]" table:style-name="ce26">
            <text:p>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729</text:p>
          </table:table-cell>
          <table:table-cell office:value-type="string" table:style-name="ce27">
            <text:p>Retención de 70%</text:p>
          </table:table-cell>
          <table:table-cell table:style-name="ce31"/>
          <table:table-cell office:value-type="float" office:value="624.17999999999995" table:style-name="ce32">
            <office:annotation draw:style-name="a0" svg:x="5.46875in" svg:y="4.59375in" svg:width="1.5in" svg:height="0.822916666666667in">
              <dc:creator>MARKGG</dc:creator>
              <text:p><text:span text:style-name="T1">Saldo inicial $<text:s/></text:span><text:span text:style-name="T1">601,42 según mayor</text:span></text:p>
            </office:annotation>
            <text:p>624</text:p>
          </table:table-cell>
          <table:table-cell office:value-type="float" office:value="2912.2700000000004" table:formula="of:=2889.51+22.76" table:style-name="ce33">
            <office:annotation draw:style-name="a1" svg:x="6.44791666666667in" svg:y="4.59375in" svg:width="1.5in" svg:height="0.822916666666667in">
              <dc:creator>MARKGG</dc:creator>
              <text:p><text:span text:style-name="T1">Se añadió $22,76 para cuadrar saldo final con mayor</text:span><text:span text:style-name="T1"/></text:p>
              <text:p><text:span text:style-name="T1"/></text:p>
              <text:p/>
            </office:annotation>
            <text:p>2.912</text:p>
          </table:table-cell>
          <table:table-cell office:value-type="float" office:value="2943.26" table:style-name="ce23">
            <text:p>2.943</text:p>
          </table:table-cell>
          <table:table-cell office:value-type="float" office:value="655.16999999999962" table:formula="of:=[.D24]-[.E24]+[.F24]" table:style-name="ce24">
            <text:p>655</text:p>
          </table:table-cell>
          <table:table-cell office:value-type="string" table:style-name="ce18">
            <text:p>729</text:p>
          </table:table-cell>
          <table:table-cell office:value-type="string" table:style-name="ce27">
            <text:p>Retención de 70%</text:p>
          </table:table-cell>
          <table:table-cell office:value-type="float" office:value="624.17999999999995" table:style-name="ce23">
            <text:p>624</text:p>
          </table:table-cell>
          <table:table-cell office:value-type="float" office:value="30.989999999999668" table:formula="of:=+[.G24]-[.J24]" table:style-name="ce26">
            <text:p>3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731</text:p>
          </table:table-cell>
          <table:table-cell office:value-type="string" table:style-name="ce27">
            <text:p>Retención de 100%</text:p>
          </table:table-cell>
          <table:table-cell table:style-name="ce31"/>
          <table:table-cell office:value-type="float" office:value="950" table:style-name="ce23">
            <text:p>950</text:p>
          </table:table-cell>
          <table:table-cell office:value-type="float" office:value="4118.3" table:style-name="ce22">
            <text:p>4.118</text:p>
          </table:table-cell>
          <table:table-cell office:value-type="float" office:value="4689.1499999999996" table:style-name="ce23">
            <text:p>4.689</text:p>
          </table:table-cell>
          <table:table-cell office:value-type="float" office:value="1520.8499999999995" table:formula="of:=[.D25]-[.E25]+[.F25]" table:style-name="ce24">
            <text:p>1.521</text:p>
          </table:table-cell>
          <table:table-cell office:value-type="string" table:style-name="ce18">
            <text:p>731</text:p>
          </table:table-cell>
          <table:table-cell office:value-type="string" table:style-name="ce27">
            <text:p>Retención de 100%</text:p>
          </table:table-cell>
          <table:table-cell office:value-type="float" office:value="1262.53" table:style-name="ce23">
            <text:p>1.263</text:p>
          </table:table-cell>
          <table:table-cell office:value-type="float" office:value="258.31999999999948" table:formula="of:=+[.G25]-[.J25]" table:style-name="ce26">
            <text:p>25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30"/>
          <table:table-cell table:style-name="ce31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2.4.01.03</text:p>
          </table:table-cell>
          <table:table-cell office:value-type="string" table:style-name="ce30">
            <text:p>IVA por Pagar</text:p>
          </table:table-cell>
          <table:table-cell table:style-name="ce31"/>
          <table:table-cell office:value-type="float" office:value="9483.9500000000007" table:style-name="ce32">
            <office:annotation draw:style-name="a2" svg:x="5.46875in" svg:y="5.17708333333333in" svg:width="1.5in" svg:height="0.822916666666667in">
              <dc:creator>MARKGG</dc:creator>
              <text:p><text:span text:style-name="T1">Saldo inicial $9486,11 según mayor</text:span><text:span text:style-name="T1"/></text:p>
              <text:p/>
            </office:annotation>
            <text:p>9.484</text:p>
          </table:table-cell>
          <table:table-cell office:value-type="float" office:value="36317.040000000001" table:style-name="ce22">
            <text:p>36.317</text:p>
          </table:table-cell>
          <table:table-cell office:value-type="float" office:value="36564.030000000006" table:formula="of:=36561.87+2.16" table:style-name="ce32">
            <office:annotation draw:style-name="a3" svg:x="7.44791666666667in" svg:y="5.17708333333333in" svg:width="1.5in" svg:height="0.822916666666667in">
              <dc:creator>MARKGG</dc:creator>
              <text:p><text:span text:style-name="T1">Se añadió $2,16 para cuadrar saldo final según mayor</text:span><text:span text:style-name="T1"/></text:p>
              <text:p/>
            </office:annotation>
            <text:p>36.564</text:p>
          </table:table-cell>
          <table:table-cell office:value-type="float" office:value="9236.9599999999991" table:formula="of:=[.D27]+[.E27]-[.F27]" table:style-name="ce24">
            <text:p>9.237</text:p>
          </table:table-cell>
          <table:table-cell office:value-type="string" table:style-name="ce18">
            <text:p>2.4.01.03</text:p>
          </table:table-cell>
          <table:table-cell office:value-type="string" table:style-name="ce30">
            <text:p>IVA por Pagar</text:p>
          </table:table-cell>
          <table:table-cell office:value-type="float" office:value="7720.03" table:style-name="ce23">
            <text:p>7.720</text:p>
          </table:table-cell>
          <table:table-cell office:value-type="float" office:value="1516.9299999999994" table:formula="of:=+[.G27]-[.J27]" table:style-name="ce26">
            <text:p>1.51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2.4.01.04</text:p>
          </table:table-cell>
          <table:table-cell office:value-type="string" table:style-name="ce30">
            <text:p>ICE por Pagar</text:p>
          </table:table-cell>
          <table:table-cell table:style-name="ce31"/>
          <table:table-cell office:value-type="float" office:value="5158.83" table:style-name="ce23">
            <text:p>5.159</text:p>
          </table:table-cell>
          <table:table-cell office:value-type="float" office:value="19215.28" table:style-name="ce22">
            <text:p>19.215</text:p>
          </table:table-cell>
          <table:table-cell office:value-type="float" office:value="21290.13" table:style-name="ce23">
            <text:p>21.290</text:p>
          </table:table-cell>
          <table:table-cell office:value-type="float" office:value="7233.6800000000021" table:formula="of:=[.D28]-[.E28]+[.F28]" table:style-name="ce24">
            <text:p>7.234</text:p>
          </table:table-cell>
          <table:table-cell office:value-type="string" table:style-name="ce18">
            <text:p>2.4.01.04</text:p>
          </table:table-cell>
          <table:table-cell office:value-type="string" table:style-name="ce30">
            <text:p>ICE por Pagar</text:p>
          </table:table-cell>
          <table:table-cell office:value-type="float" office:value="4513.7" table:style-name="ce23">
            <text:p>4.514</text:p>
          </table:table-cell>
          <table:table-cell office:value-type="float" office:value="2719.9800000000023" table:formula="of:=+[.G28]-[.J28]" table:style-name="ce26">
            <text:p>2.720</text:p>
          </table:table-cell>
          <table:table-cell table:number-columns-repeated="50" table:style-name="ce4"/>
          <table:table-cell table:number-columns-repeated="16323"/>
        </table:table-row>
        <table:table-row table:number-rows-repeated="2" table:style-name="ro1">
          <table:table-cell table:style-name="ce18"/>
          <table:table-cell table:style-name="ce30"/>
          <table:table-cell table:style-name="ce31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4"/>
          <table:table-cell table:style-name="ce35"/>
          <table:table-cell table:style-name="ce36"/>
          <table:table-cell table:number-columns-repeated="3" table:style-name="ce37"/>
          <table:table-cell table:style-name="ce38"/>
          <table:table-cell table:style-name="ce34"/>
          <table:table-cell table:style-name="ce35"/>
          <table:table-cell table:style-name="ce39"/>
          <table:table-cell table:style-name="ce40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1"/>
          <table:table-cell office:value-type="string" table:style-name="ce42">
            <text:p>Total</text:p>
          </table:table-cell>
          <table:table-cell table:style-name="ce42"/>
          <table:table-cell office:value-type="float" office:value="17656.66" table:formula="of:=SUM([.D9:.D31])" table:style-name="ce43">
            <text:p>17.657</text:p>
          </table:table-cell>
          <table:table-cell office:value-type="float" office:value="68450.67" table:formula="of:=SUM([.E9:.E31])" table:style-name="ce43">
            <text:p>68.451</text:p>
          </table:table-cell>
          <table:table-cell office:value-type="float" office:value="71660.100000000006" table:formula="of:=SUM([.F9:.F31])" table:style-name="ce43">
            <text:p>71.660</text:p>
          </table:table-cell>
          <table:table-cell office:value-type="float" office:value="20372.11" table:formula="of:=SUM([.G9:.G31])" table:style-name="ce43">
            <text:p>20.372</text:p>
          </table:table-cell>
          <table:table-cell table:number-columns-repeated="2" table:style-name="ce44"/>
          <table:table-cell office:value-type="float" office:value="51527.149999999994" table:formula="of:=SUM([.J9:.J31])" table:style-name="ce43">
            <text:p>51.527</text:p>
          </table:table-cell>
          <table:table-cell office:value-type="float" office:value="-31155.040000000001" table:formula="of:=SUM([.K9:.K31])" table:style-name="ce45">
            <text:p>-31.155</text:p>
          </table:table-cell>
          <table:table-cell table:style-name="ce46"/>
          <table:table-cell table:number-columns-repeated="16372" table:style-name="ce47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48"/>
          <table:table-cell office:value-type="string" table:style-name="ce49">
            <text:p>Saldo al</text:p>
          </table:table-cell>
          <table:table-cell office:value-type="string" table:style-name="ce50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1">
            <text:p>Nota a los estados financieros:</text:p>
          </table:table-cell>
          <table:table-cell table:style-name="ce51"/>
          <table:table-cell office:value-type="date" office:date-value="2021-12-31T00:00:00" table:style-name="ce52">
            <text:p>31/12/2021</text:p>
          </table:table-cell>
          <table:table-cell office:value-type="date" office:date-value="2020-12-31T00:00:00" table:style-name="ce53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5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6">
            <text:p>Impuesto a la Renta Compañía</text:p>
          </table:table-cell>
          <table:table-cell table:style-name="ce56"/>
          <table:table-cell office:value-type="float" office:value="0" table:formula="of:=[.G20]" table:style-name="ce57">
            <text:p>0</text:p>
          </table:table-cell>
          <table:table-cell office:value-type="float" office:value="35920" table:formula="of:=[.J20]" table:style-name="ce57">
            <text:p>35.9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6">
            <text:p>Impuesto al IVA e ICE</text:p>
          </table:table-cell>
          <table:table-cell table:style-name="ce56"/>
          <table:table-cell office:value-type="float" office:value="16470.64" table:formula="of:=SUM([.G27:.G28])" table:style-name="ce57">
            <text:p>16.471</text:p>
          </table:table-cell>
          <table:table-cell office:value-type="float" office:value="12233.73" table:formula="of:=SUM([.J27:.J28])" table:style-name="ce57">
            <text:p>12.23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6">
            <text:p>Retenciones en la fuente de Impuesto a la Renta</text:p>
          </table:table-cell>
          <table:table-cell table:style-name="ce56"/>
          <table:table-cell office:value-type="float" office:value="1722.9300000000005" table:formula="of:=SUM([.G10:.G18])" table:style-name="ce57">
            <text:p>1.723</text:p>
          </table:table-cell>
          <table:table-cell office:value-type="float" office:value="1486.71" table:formula="of:=SUM([.J10:.J18])" table:style-name="ce57">
            <text:p>1.487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6">
            <text:p>Retenciones IVA</text:p>
          </table:table-cell>
          <table:table-cell table:style-name="ce56"/>
          <table:table-cell office:value-type="float" office:value="2178.5399999999991" table:formula="of:=SUM([.G22:.G26])" table:style-name="ce57">
            <text:p>2.179</text:p>
          </table:table-cell>
          <table:table-cell office:value-type="float" office:value="1886.71" table:formula="of:=SUM([.J22:.J26])" table:style-name="ce57">
            <text:p>1.887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8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9">
            <text:p>Total</text:p>
          </table:table-cell>
          <table:table-cell table:style-name="ce60"/>
          <table:table-cell office:value-type="float" office:value="20372.11" table:formula="of:=+SUM([.D37:.D41])" table:style-name="ce43">
            <text:p>20.372</text:p>
          </table:table-cell>
          <table:table-cell office:value-type="float" office:value="51527.149999999994" table:formula="of:=+SUM([.E37:.E41])" table:style-name="ce43">
            <text:p>51.527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1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21:30:52Z</dc:date>
    <meta:editing-cycles>7</meta:editing-cycles>
    <meta:editing-duration>PT4206S</meta:editing-duration>
  </office:meta>
</office:document-meta>
</file>